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fo:min-height="2.63cm"/>
      <style:paragraph-properties style:writing-mode="lr-tb"/>
    </style:style>
    <style:style style:name="pr5" style:family="presentation" style:parent-style-name="Beehive1-outline1">
      <style:graphic-properties fo:min-height="9.135cm"/>
      <style:paragraph-properties style:writing-mode="lr-tb"/>
    </style:style>
    <style:style style:name="pr6" style:family="presentation" style:parent-style-name="Beehive1-notes">
      <style:graphic-properties draw:fill-color="#ffffff" fo:min-height="13.364cm"/>
      <style:paragraph-properties style:writing-mode="lr-tb"/>
    </style:style>
    <style:style style:name="pr7" style:family="presentation" style:parent-style-name="Beehive1-title">
      <style:graphic-properties draw:auto-grow-height="true" fo:min-height="2.5cm"/>
      <style:paragraph-properties style:writing-mode="lr-tb"/>
    </style:style>
    <style:style style:name="pr8" style:family="presentation" style:parent-style-name="Beehive1-outline1">
      <style:graphic-properties fo:min-height="2.95cm"/>
      <style:paragraph-properties style:writing-mode="lr-tb"/>
    </style:style>
    <style:style style:name="pr9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10" style:family="presentation" style:parent-style-name="Beehive1-subtitle">
      <style:graphic-properties draw:fill-color="#ffffff" fo:min-height="12.19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3.5cm" svg:x="1.5cm" svg:y="5.5cm" presentation:class="title" presentation:user-transformed="true">
          <draw:text-box>
            <text:p>Dictionary Definitions</text:p>
          </draw:text-box>
        </draw:frame>
        <draw:frame presentation:style-name="pr2" draw:text-style-name="P2" draw:layer="layout" svg:width="25cm" svg:height="2.5cm" svg:x="1.5cm" svg:y="9.5cm" presentation:class="subtitle" presentation:user-transformed="true">
          <draw:text-box>
            <text:p><text:span text:style-name="T1">Jonathan Rogers</text:span>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Objective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Learn about dictionaries</text:p>
              </text:list-item>
              <text:list-item>
                <text:p>Acquire some new tricks with python string metho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cm" svg:height="2.5cm" svg:x="1.5cm" svg:y="0.5cm" presentation:class="title" presentation:user-transformed="true">
          <draw:text-box>
            <text:p>What is a dictionary</text:p>
          </draw:text-box>
        </draw:frame>
        <draw:frame presentation:style-name="pr8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>Data structure of key value pairs</text:p>
              </text:list-item>
              <text:list-item>
                <text:p>Example </text:p>
                <text:list>
                  <text:list-header>
                    <text:p>employees = {} #Empty Dictionary</text:p>
                    <text:p>employees[3141] = ‘Piper’</text:p>
                    <text:p>employees[1123] = ‘Phebe’</text:p>
                    <text:p>employees[6022] = ‘Molly’</text:p>
                    <text:p>print(employees)</text:p>
                  </text:list-header>
                  <text:list-item>
                    <text:p>Output: {3141: 'Piper', 1123: 'Phebe', 6022: 'Molly'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3" presentation:class="page"/>
          <draw:frame presentation:style-name="pr9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Why use a dictionary?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Databases</text:p>
                <text:list>
                  <text:list-item>
                    <text:p>Dictionaries can simulate databases really well using a combination of unique keys and objects</text:p>
                  </text:list-item>
                </text:list>
              </text:list-item>
              <text:list-item>
                <text:p>Flas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What is a key?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The key is an immutable type</text:p>
              </text:list-item>
              <text:list-item>
                <text:p>Replaces a traditional index</text:p>
              </text:list-item>
              <text:list-item>
                <text:p>Keys are unique but data may not be</text:p>
              </text:list-item>
              <text:list-item>
                <text:p>Ideally there is a meaning behind the key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Accessing Entire Dictionarie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my_dict.keys() </text:p>
                <text:list>
                  <text:list-item>
                    <text:p>A struct of keys</text:p>
                  </text:list-item>
                </text:list>
              </text:list-item>
              <text:list-item>
                <text:p>my_dict.values() </text:p>
                <text:list>
                  <text:list-item>
                    <text:p>A struct of values</text:p>
                  </text:list-item>
                </text:list>
              </text:list-item>
              <text:list-item>
                <text:p>my_dict.items() </text:p>
                <text:list>
                  <text:list-item>
                    <text:p>A struct of key-value pairs of tuples, where each contains (key,value))</text:p>
                  </text:list-item>
                </text:list>
              </text:list-item>
              <text:list-item>
                <text:p>my_dict.pop(&lt;key&gt;)</text:p>
                <text:list>
                  <text:list-item>
                    <text:p>Removes the entry at key and returns the value stored the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Warnings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You are not allowed to add or remove entries from a dictionary while iterating it</text:p>
                <text:list>
                  <text:list-item>
                    <text:p>This is a good practice for all iterables as it easily leads to infinite loops </text:p>
                  </text:list-item>
                  <text:list-item>
                    <text:p>You are allowed to modify entries in a dictionary during a for-in loop</text:p>
                  </text:list-item>
                </text:list>
              </text:list-item>
              <text:list-item>
                <text:p>Make sure you only try to access keys that are in the dictionary</text:p>
                <text:list>
                  <text:list-item>
                    <text:p>An easy way to check if a key exists is key in my_dict.keys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3T32">
        <office:forms form:automatic-focus="false" form:apply-design-mode="false"/>
        <draw:frame presentation:style-name="pr10" draw:text-style-name="P3" draw:layer="layout" svg:width="25.199cm" svg:height="12.195cm" svg:x="1.4cm" svg:y="0.627cm" presentation:class="subtitle">
          <draw:text-box>
            <text:p>Questions or Demos?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String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&lt;l,r’’&gt;.strip()</text:p>
                <text:list>
                  <text:list-item>
                    <text:p>Removes white space from either the left, right or both sides of a string. </text:p>
                  </text:list-item>
                </text:list>
              </text:list-item>
              <text:list-item>
                <text:p>.replace(old,new)</text:p>
                <text:list>
                  <text:list-item>
                    <text:p>Returns a string that has replaced all occurrences of old in a string with new</text:p>
                  </text:list-item>
                </text:list>
              </text:list-item>
              <text:list-item>
                <text:p>.center(width,’filler_char’)</text:p>
                <text:list>
                  <text:list-item>
                    <text:p>Returns a string of length filler with the string centered in filler cha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Homework command</text:p>
          </draw:text-box>
        </draw:frame>
        <draw:frame presentation:style-name="pr5" draw:text-style-name="P1" draw:layer="layout" svg:width="27.305cm" svg:height="9.134cm" svg:x="0cm" svg:y="3.566cm" presentation:class="outline" presentation:user-transformed="true">
          <draw:text-box>
            <text:list text:style-name="L2">
              <text:list-header>
                <text:p>wget https://raw.githubusercontent.com/jwgibbo/public_html/refs/heads/master/eecs168/2023fall/labs/lab07/us_constitution.txt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2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04T19:29:06.921412374</meta:creation-date>
    <meta:editing-duration>PT7H52M53S</meta:editing-duration>
    <meta:editing-cycles>30</meta:editing-cycles>
    <meta:generator>LibreOffice/7.3.7.2$Linux_X86_64 LibreOffice_project/30$Build-2</meta:generator>
    <dc:title>Beehive</dc:title>
    <dc:date>2025-04-17T01:55:01.743097732</dc:date>
    <meta:document-statistic meta:object-count="175"/>
    <meta:template xlink:type="simple" xlink:actuate="onRequest" xlink:title="Beehive" xlink:href="../../../../../usr/lib/libreoffice/share/template/common/presnt/Beehive.otp" meta:date="2024-11-04T19:29:06.365782883"/>
  </office:meta>
</office:document-meta>
</file>